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73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fo:min-height="11.37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P5" style:family="paragraph">
      <loext:graphic-properties draw:fill="none" draw:fill-color="#ffffff"/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01cm" svg:y="4.914cm" presentation:class="subtitle" presentation:user-transformed="true">
          <draw:text-box>
            <text:p>Data Analysis Tools</text:p>
            <text:p/>
            <text:p>By Fred Pearce</text:p>
            <text:p/>
            <text:p>2/7/20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draw:style-name="gr2" draw:text-style-name="P2" draw:layer="layout" svg:width="24.384cm" svg:height="7.986cm" svg:x="1.832cm" svg:y="4.856cm">
          <draw:text-box>
            <text:p>Analyze periodicity in Data</text:p>
            <text:p/>
            <text:p><text:tab/>- How strong is the signal at a specific frequency?</text:p>
            <text:p/>
            <text:p><text:tab/>- What is the distribution of frequencies in the data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1.377cm" svg:x="2.079cm" svg:y="4.85cm" presentation:class="subtitle" presentation:user-transformed="true">
          <draw:text-box>
            <text:p>Develop a set of Fourier Analysis Tools</text:p>
            <text:p>for analyzing data:</text:p>
            <text:p><text:tab/></text:p>
            <text:p><text:tab/>1) “Forward” and “Inverse” Discrete <text:tab/><text:tab/><text:tab/><text:tab/>Fourier Transform (DFT)</text:p>
            <text:p/>
            <text:p><text:tab/>2) “Forward” and “Inverse Fast-Fourier <text:tab/><text:tab/>Transform (FFT)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draw:style-name="gr2" draw:text-style-name="P5" draw:layer="layout" svg:width="24.384cm" svg:height="14.616cm" svg:x="1.832cm" svg:y="4.856cm">
          <draw:text-box>
            <text:p text:style-name="P4">I. Fourier</text:p>
            <text:p text:style-name="P4"><text:tab/>A. Discrete Fourier Transform (DFT)</text:p>
            <text:p text:style-name="P4"><text:tab/>B. Fast-Fourier Transform (FFT)</text:p>
            <text:p text:style-name="P4"/>
            <text:p text:style-name="P4">II. Filtering</text:p>
            <text:p text:style-name="P4"><text:tab/>A. Different Pass-bands</text:p>
            <text:p text:style-name="P4"><text:tab/><text:tab/>i. LP, HP, BP</text:p>
            <text:p text:style-name="P4"><text:tab/>B. Phase Response</text:p>
            <text:p text:style-name="P4"><text:tab/><text:tab/>i. Zero-Phase, Minimum-Phase</text:p>
            <text:p text:style-name="P4"/>
            <text:p text:style-name="P4">III. Correlation</text:p>
            <text:p text:style-name="P4"><text:tab/>A. FFT-based implementation</text:p>
            <text:p text:style-name="P4"><text:tab/>B. Multichannel Cross-Corre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draw:style-name="gr2" draw:text-style-name="P5" draw:layer="layout" svg:width="24.384cm" svg:height="7.986cm" svg:x="1.832cm" svg:y="4.856cm">
          <draw:text-box>
            <text:p text:style-name="P4">IV. Hilbert</text:p>
            <text:p text:style-name="P4"><text:tab/>A. Envelope</text:p>
            <text:p text:style-name="P4"><text:tab/>B. Instantaneous Phase, Frequency</text:p>
            <text:p text:style-name="P4"/>
            <text:p text:style-name="P4">V. Singular Value Decomposition (SVD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Fourier Tools</text:p>
          </draw:text-box>
        </draw:frame>
        <draw:frame draw:style-name="gr2" draw:text-style-name="P5" draw:layer="layout" svg:width="24.384cm" svg:height="7.986cm" svg:x="1.832cm" svg:y="4.856cm">
          <draw:text-box>
            <text:p text:style-name="P4">Objective: Analyze periodicity in Data</text:p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 Pearce</meta:initial-creator>
    <meta:creation-date>2018-02-07T21:18:39.194381561</meta:creation-date>
    <dc:date>2018-02-12T15:22:10.665513027</dc:date>
    <dc:creator>Fred Pearce</dc:creator>
    <meta:editing-duration>PT55M43S</meta:editing-duration>
    <meta:editing-cycles>6</meta:editing-cycles>
    <meta:generator>LibreOffice/5.0.3.2$Linux_X86_64 LibreOffice_project/00m0$Build-2</meta:generator>
    <meta:document-statistic meta:object-count="44"/>
  </office:meta>
</office:document-meta>
</file>